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E000004E602CC53A7D871F11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25cm" svg:height="16.702cm" svg:x="1.175cm" svg:y="1.5cm">
          <draw:image xlink:href="Pictures/100002010000040E000004E602CC53A7D871F11C.png" xlink:type="simple" xlink:show="embed" xlink:actuate="onLoad" draw:mime-type="image/png">
            <text:p/>
          </draw:image>
        </draw:frame>
        <draw:frame draw:style-name="gr1" draw:text-style-name="P1" draw:layer="layout" svg:width="13.825cm" svg:height="16.702cm" svg:x="14.675cm" svg:y="1.5cm">
          <draw:image xlink:href="Pictures/100002010000040E000004E602CC53A7D871F1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9T17:12:47.691251622</meta:creation-date>
    <dc:date>2021-06-09T17:14:30.201257930</dc:date>
    <meta:editing-duration>PT1M43S</meta:editing-duration>
    <meta:editing-cycles>1</meta:editing-cycles>
    <meta:document-statistic meta:object-count="25"/>
    <meta:generator>LibreOffice/7.1.3.2$MacOSX_X86_64 LibreOffice_project/47f78053abe362b9384784d31a6e56f8511eb1c1</meta:generator>
  </office:meta>
</office:document-meta>
</file>